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arial" svg:font-family="arial, sans-serif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fo:break-before="auto" fo:break-after="auto" style:writing-mode="lr-tb"/>
    </style:style>
    <style:style style:name="P9" style:family="paragraph" style:parent-style-name="Standard">
      <style:paragraph-properties fo:line-height="150%" style:writing-mode="lr-tb"/>
    </style:style>
    <style:style style:name="P10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1pt" fo:font-style="normal" fo:font-weight="normal"/>
    </style:style>
    <style:style style:name="P13" style:family="paragraph" style:parent-style-name="Standard">
      <style:paragraph-properties fo:line-height="150%" fo:break-before="auto" fo:break-after="auto" style:writing-mode="lr-tb"/>
      <style:text-properties officeooo:paragraph-rsid="0009de56"/>
    </style:style>
    <style:style style:name="P14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65ab4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57dbe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65ab4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7e3aa" style:font-name-asian="Times New Roman" style:font-weight-asian="bold" style:font-name-complex="Times New Roman" style:font-weight-complex="bold"/>
    </style:style>
    <style:style style:name="T9" style:family="text">
      <style:text-properties officeooo:rsid="00057dbe"/>
    </style:style>
    <style:style style:name="T10" style:family="text">
      <style:text-properties officeooo:rsid="00065ab4"/>
    </style:style>
    <style:style style:name="T11" style:family="text">
      <style:text-properties officeooo:rsid="0007721f"/>
    </style:style>
    <style:style style:name="T12" style:family="text">
      <style:text-properties officeooo:rsid="00093c59"/>
    </style:style>
    <style:style style:name="T13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normal" officeooo:rsid="00057dbe"/>
    </style:style>
    <style:style style:name="T14" style:family="text">
      <style:text-properties fo:font-variant="normal" fo:text-transform="none" style:font-name="monospace" fo:font-size="9.75pt" fo:letter-spacing="normal" fo:font-weight="bold" officeooo:rsid="00057dbe"/>
    </style:style>
    <style:style style:name="T15" style:family="text">
      <style:text-properties style:text-line-through-style="none" style:text-underline-style="none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style:text-line-through-style="none" style:text-underline-style="none" officeooo:rsid="00057dbe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5">Aluno</text:span><text:span text:style-name="T1">: </text:span><text:span text:style-name="T4">Bruno Luz Martins</text:span><text:span text:style-name="T1"><text:tab/><text:tab/><text:tab/><text:tab/><text:tab/></text:span><text:span text:style-name="T5">Data:</text:span><text:span text:style-name="T1"> </text:span><text:span text:style-name="T3">0</text:span><text:span text:style-name="T4">6</text:span><text:span text:style-name="T1">/1</text:span><text:span text:style-name="T3">1</text:span><text:span text:style-name="T1">/2013</text:span></text:p>
      <text:p text:style-name="P8"><text:span text:style-name="T5">Fase/Iteração:</text:span><text:span text:style-name="T1"> Sprint </text:span><text:span text:style-name="T3">5</text:span><text:span text:style-name="T2"><text:tab/></text:span><text:span text:style-name="T1"><text:tab/><text:tab/><text:tab/><text:tab/><text:tab/><text:tab/></text:span><text:span text:style-name="T5">Esforço Total:</text:span><text:span text:style-name="T1"> 0</text:span><text:span text:style-name="T3">5</text:span><text:span text:style-name="T1">h</text:span></text:p>
      <text:p text:style-name="P5"/>
      <text:p text:style-name="P8"><text:span text:style-name="T5">Atividade: </text:span><text:span text:style-name="T7">#20 Entendendo como funciona o trabalho de medição</text:span><text:span text:style-name="T1"><text:tab/><text:tab/><text:tab/></text:span><text:span text:style-name="T5">Esforço: </text:span><text:span text:style-name="T7">3</text:span><text:span text:style-name="T5">h</text:span></text:p>
      <text:p text:style-name="P6">Descrição: <text:span text:style-name="T10">Por ser um cenário que nunca trabalhei, precisei de buscar conhecimento do mesmo.</text:span><text:span text:style-name="T9"> </text:span></text:p>
      <text:p text:style-name="P6">Produtos: </text:p>
      <text:p text:style-name="P5">Equipe: <text:span text:style-name="T10">MED</text:span></text:p>
      <text:p text:style-name="P10">Artefato: <text:span text:style-name="T10">Não gerou </text:span><text:span text:style-name="T11">artefato</text:span></text:p>
      <text:p text:style-name="P7"/>
      <text:p text:style-name="P9"><text:span text:style-name="T5">Atividade: </text:span><text:span text:style-name="T6">#</text:span><text:span text:style-name="T8">20 Produção do documento especificando processo de coleto de métricas </text:span><text:span text:style-name="T1"><text:tab/><text:tab/><text:tab/><text:tab/><text:tab/><text:tab/><text:tab/><text:tab/><text:tab/><text:tab/><text:tab/><text:tab/></text:span><text:span text:style-name="T5">Esforço: </text:span><text:span text:style-name="T6">1</text:span><text:span text:style-name="T5">h</text:span></text:p>
      <text:p text:style-name="P5">Descrição: <text:span text:style-name="T12">Anteriormente eu tinha colocado uma planilha para usar para analisar as métricas, mas ao verificá-la, percebi que não estava de acordo com o especificado pelo plano de medição. Então criei um novo documento de cronograma contendo as datas de coleta e entrega de resultados dos mesmo.</text:span><text:tab/><text:tab/></text:p>
      <text:p text:style-name="P13"><text:span text:style-name="T1">Produtos: </text:span><text:a xlink:type="simple" xlink:href="https://code.google.com/p/relprev-022013/source/browse/trunk/artefatos_de_processo/MED/RELPREV-022013-MED-Planejamento_das_Medicoes.odt"><text:span text:style-name="T13">RELPREV-022013-MED-Planejamento_das_Medicoes.odt</text:span></text:a><text:span text:style-name="T3"> </text:span></text:p>
      <text:p text:style-name="P5">Equipe: -</text:p>
      <text:p text:style-name="P12"><text:span text:style-name="T15">Artefato: </text:span><text:span text:style-name="T16">Revisão </text:span><text:span text:style-name="T14">r2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arial" svg:font-family="arial, sans-serif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3</meta:editing-cycles>
    <dc:date>2013-11-07T19:50:03</dc:date>
    <meta:editing-duration>PT4M35S</meta:editing-duration>
    <meta:document-statistic meta:table-count="0" meta:image-count="1" meta:object-count="0" meta:page-count="1" meta:paragraph-count="15" meta:word-count="126" meta:character-count="914" meta:non-whitespace-character-count="772"/>
  </office:meta>
</office:document-meta>
</file>